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gia subterránea</text:p>
      <text:p text:style-name="Standard"/>
      <text:p text:style-name="P1">Luego de un día caluroso de trabajo en la Capital Federal, me metí en el subte como una forma rápida de llegar a mi departamento. Llevo dos años viviendo en esta ciudad y ya perdí el entusiasmo de los primeros meses por el tren subterráneo. Mi cara ya es la de todos los porteños, aburrida, de mirada perdida o con los ojos sobre alguna lectura ocasional, escuchando los ruidos de la vía de fondo. Por suerte, para variar un poco, en la línea D siempre hay algún “espectáculo”. Un viejo borracho cantando folklore, un joven chileno que se cree Luis Miguel, con su guitarrita al hombro tratando de enamorar a alguna señora, o un tanguero de los arrabales. En esta ocasión fue el turno de Marcos, de México: mago.</text:p>
      <text:p text:style-name="P1">Cuando las puertas se abrieron y me apuré a entrar, la función ya estaba empezada. Agitaba en sus manos un mazo de cartas mientras señalaba victorioso una con el dedo, seguramente antes elegida sin mostrársela por alguno de los pasajeros. Volvió al extremo del vagón y se acercó a una señorita que no le prestaba nada de atención. La colegiala estaba encerrada en sus propios pensamientos y se asustó cuando él le acercó su mano por detrás de la oreja. Una tras otra empezó a sacar cartas, sacó la baraja completa sin conseguir arrancarle una sonrisa a la única persona que había despertado su interés. Acostumbrado a perder, se resignó y siguió adelante con su show, a fin de cuentas se acercaba la noche y necesitaba dinero para poder comprar comida.</text:p>
      <text:p text:style-name="P1">“Hacer este tipo de truco siempre me da mucha sed”, decía mientras sacaba de su improvisado baúl una caja grande de zapatillas, una lata abierta de una renombrada marca de Cola y un vaso de tergopol <text:span text:style-name="T1">extra</text:span> <text:span text:style-name="T1">large</text:span>. Nos mostró el vaso mientras empezaba a derramar gaseosa dentro de él. Para sorpresa de la audiencia, soltó el vaso en el aire y logró la ilusión de que el mismo era sólo sostenido por el chorro de bebida que caía desde un poco más arriba. Logró ganarse el aplauso de todos los que mirábamos asombrados y hasta la joven que se había mantenido inmune a sus encantos se corrió de atrás de su coraza y batió un par de veces las palmas. Cuando llegamos a la estación Agüero, se despidió con una reverencia y se bajó. Antes de hacerlo había puesto la lata de gaseosa dentro del vaso y los había <text:soft-page-break/>colocado en el piso del subte.</text:p>
      <text:p text:style-name="P1">Varios nos quedamos mirando los elementos, especialmente los que habían comentado cosas como “debe tener unos hilos sosteniéndolo”. Uno se animó y decidido juntó los objetos del suelo. Con cara de sorpresa se los mostró a los demás: no había nada. Pero lo realmente sorprendente ocurrió unos segundos después. En la siguiente parada, tras las aperturas de las puertas, Marcos, el mago mexicano, entró y le quitó de las manos los recipientes al sorprendido pasajero. “Permiso, me olvidé esto”. Y, antes de que las puertas volvieran a cerrarse, salió. No sin antes guiñarle un ojo a la muchacha que lo miraba sin comprender. Tras de sí, el mago subterráneo, dejó la catarata de aplausos más grande que yo haya escuch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jconti </meta:initial-creator>
    <meta:creation-date>2011-03-14T22:32:05</meta:creation-date>
    <dc:date>2012-03-22T19:43:43</dc:date>
    <dc:creator>jjconti </dc:creator>
    <meta:editing-duration>PT00H50M43S</meta:editing-duration>
    <meta:editing-cycles>9</meta:editing-cycles>
    <meta:generator>OpenOffice.org/3.2$Unix OpenOffice.org_project/320m12$Build-9483</meta:generator>
    <meta:document-statistic meta:table-count="0" meta:image-count="0" meta:object-count="0" meta:page-count="2" meta:paragraph-count="5" meta:word-count="542" meta:character-count="3029"/>
  </office:meta>
</office:document-meta>
</file>